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ato"/>
    </style:style>
    <style:style style:name="P2" style:family="paragraph" style:parent-style-name="Standard">
      <style:text-properties style:font-name="Lato" officeooo:rsid="001ee63a" officeooo:paragraph-rsid="001ee63a"/>
    </style:style>
    <style:style style:name="P3" style:family="paragraph" style:parent-style-name="Text_20_body">
      <style:text-properties style:font-name="Lato"/>
    </style:style>
    <style:style style:name="P4" style:family="paragraph" style:parent-style-name="Text_20_body" style:list-style-name="L1">
      <style:text-properties style:font-name="Lato"/>
    </style:style>
    <style:style style:name="P5" style:family="paragraph" style:parent-style-name="Text_20_body" style:list-style-name="L1">
      <style:paragraph-properties fo:margin-top="0cm" fo:margin-bottom="0cm" loext:contextual-spacing="false"/>
      <style:text-properties style:font-name="Lato"/>
    </style:style>
    <style:style style:name="P6" style:family="paragraph" style:parent-style-name="Heading_20_1">
      <style:paragraph-properties fo:text-align="center" style:justify-single-word="false"/>
      <style:text-properties style:font-name="Lato"/>
    </style:style>
    <style:style style:name="P7" style:family="paragraph" style:parent-style-name="Heading_20_3">
      <style:paragraph-properties fo:text-align="center" style:justify-single-word="false"/>
      <style:text-properties style:font-name="Lato"/>
    </style:style>
    <style:style style:name="T1" style:family="text">
      <style:text-properties officeooo:rsid="001ee63a"/>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Vereinsgründung „Freifunk Bingen“</text:h>
      <text:h text:style-name="P7" text:outline-level="3">Protokoll der Gründungsversammlung vom 19.8.2015</text:h>
      <text:p text:style-name="P3"/>
      <text:p text:style-name="P3">Beginn 19.8.2015, 20:40 h, Ort Juz Bingen i.S., Mainzerstr 103a, 55411 Bingen</text:p>
      <text:p text:style-name="P3">Protokoll führt Ruben Kaster, die Versammlung leitet Stefan Schürmann</text:p>
      <text:list xml:id="list7336532387617799017" text:style-name="L1">
        <text:list-item>
          <text:p text:style-name="P5">Begrüßung durch die Initiatoren, Vorstellung der Idee "Freifunk Bingen", Präsentation der bisher geleisteten Tätigkeiten. </text:p>
        </text:list-item>
        <text:list-item>
          <text:p text:style-name="P5">Die anwesenden Personen werden in einer Liste erfasst. </text:p>
        </text:list-item>
        <text:list-item>
          <text:p text:style-name="P5">Es werden aufgrund einer Nachfrage nochmal die technischen Grundlagen von Freifunk erklärt, Störerhaftung, VPN, Mesh-Netzwerk, Gateways, das eigene WLAN und die Sicherheit beim Surfen. </text:p>
        </text:list-item>
        <text:list-item>
          <text:p text:style-name="P4">Eine vorbereitete<text:span text:style-name="T1">r</text:span> Satzung<text:span text:style-name="T1">sentwurf</text:span> wird verlesen und erläutert. Nach Diskussion der einzelnen Satzungspunkte werden einige Änderungen und Einfügungen vorgenommen: </text:p>
          <text:p text:style-name="P4">- Punkt 5.8.8 wird gestrichen.<text:line-break/>- Punkt 5.8.6 Ergänzung: Die Wahl soll auf Antrag eines Mitgliedes geheim abgehalten werden müssen.<text:line-break/>- Zwischen Punkt 3 und 4 wird eingefügt, dass die Mitgliederversammlung zwei KassenprüferInnen bestimmt, die nicht dem Vorstand angehören sollen. </text:p>
        </text:list-item>
        <text:list-item>
          <text:p text:style-name="P5">Mit Ihrer Unterschrift beurkunden neun Personen Ihren Willen zur Gründung des Vereins "Freifunk Bingen" auf Grundlage des vorliegenden Satzungsentwurfs. </text:p>
        </text:list-item>
        <text:list-item>
          <text:p text:style-name="P5">Auf Grundlage der Satzung erfolgt die Wahl des Vorstands:<text:line-break/>Zum Wahlleiter wird Stefan Schürmann bestimmt. Auf Nachfrage verlangt keines der anwesenden Mitglieder eine geheime Wahl. Zur Wahl als Vorstandsmitglied werden vorgeschlagen:<text:line-break/>- Manuel Fischer<text:line-break/>- Ruben Kaster<text:line-break/>- Stefan Schürmann<text:line-break/>Zum Zeitpunkt der Wahl sind neun Mitglieder anwesend. Im ersten Wahlgang stellt sich Manuel Fischer zur Wahl, seine Wahl erfolgt einstimmig mit neun von neun Stimmen. Im zweiten Wahlgang stellt sich Ruben Kaster zur Wahl, seine Wahl erfolgt einstimmig mit neun von neun Stimmen. Im dritten Wahlgang stellt sich Stefan Schürmann zur Wahl, seine Wahl erfolgt einstimmig mit neun von neun Stimmen.<text:line-break/>Alle drei Kandidaten nehmen die Wahl an, es gibt keine Einsprüche gegen die Wahl. </text:p>
        </text:list-item>
        <text:list-item>
          <text:p text:style-name="P5">Als KassenprüferInnen werden Sina Schneider und Fabian Bungert vorgeschlagen. Beide werden einstimmig mit neun von neun Stimmen gewählt. Beide nehmen die Wahl an, es gibt keine Einsprüche gegen die Wahl. </text:p>
        </text:list-item>
        <text:list-item>
          <text:p text:style-name="P5">Es wird beantragt, der Vorstand möge eine transparente Kasse führen, in der alle <text:soft-page-break/>Einnahmen,Ausgaben und Kontostände des Vereins zu dokumentieren sind. Dabei sollen personenbezogene Daten aus Datenschutzgründen aus den Transaktionen entfernt werden. Der Antrag wird mit acht Stimmen angenommen bei einer Gegenstimme und ohne Enthaltungen. </text:p>
        </text:list-item>
        <text:list-item>
          <text:p text:style-name="P4">Die Versammlung wird um 22:14h beendet </text:p>
        </text:list-item>
      </text:list>
      <text:p text:style-name="P1"/>
      <text:p text:style-name="P1"/>
      <text:p text:style-name="P1"/>
      <text:p text:style-name="P1"/>
      <text:p text:style-name="P1"/>
      <text:p text:style-name="P1"/>
      <text:p text:style-name="P1"/>
      <text:p text:style-name="P2">Protokollant</text:p>
      <text:p text:style-name="P2">Ruben Ka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Schürmann</meta:initial-creator>
    <meta:creation-date>2015-08-31T08:10:35.073966725</meta:creation-date>
    <dc:date>2015-08-31T08:18:23.614204834</dc:date>
    <dc:creator>Stefan Schürmann</dc:creator>
    <meta:editing-duration>PT7M50S</meta:editing-duration>
    <meta:editing-cycles>1</meta:editing-cycles>
    <meta:document-statistic meta:table-count="0" meta:image-count="0" meta:object-count="0" meta:page-count="2" meta:paragraph-count="16" meta:word-count="361" meta:character-count="2566" meta:non-whitespace-character-count="2220"/>
    <meta:generator>LibreOffice/4.4.2.2$Linux_X86_64 LibreOffice_project/40m0$Build-2</meta:generator>
  </office:meta>
</office:document-meta>
</file>